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3" svg:font-family="'Source Sans Pro Light'" style:font-adornments="Regular" style:font-family-generic="swiss"/>
    <style:font-face style:name="DejaVu Sans2" svg:font-family="'DejaVu Sans'" style:font-adornments="Bold" style:font-pitch="variable"/>
    <style:font-face style:name="DejaVu Sans Condensed1" svg:font-family="'DejaVu Sans Condensed'" style:font-pitch="variable"/>
    <style:font-face style:name="DejaVu Sans Condensed3" svg:font-family="'DejaVu Sans Condensed'" style:font-adornments="Condensed 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323cm" fo:min-width="14.351cm"/>
    </style:style>
    <style:style style:name="gr3" style:family="graphic" style:parent-style-name="standard">
      <style:graphic-properties draw:textarea-horizontal-align="justify" draw:textarea-vertical-align="middle" draw:auto-grow-height="false" fo:min-height="1.597cm" fo:min-width="4.204cm" fo:wrap-option="no-wrap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1.048cm" fo:min-width="3.255cm"/>
    </style:style>
    <style:style style:name="gr5" style:family="graphic" style:parent-style-name="standard">
      <style:graphic-properties draw:textarea-horizontal-align="justify" draw:textarea-vertical-align="middle" draw:auto-grow-height="false" fo:min-height="0.897cm" fo:min-width="4.016cm"/>
    </style:style>
    <style:style style:name="gr6" style:family="graphic" style:parent-style-name="standard">
      <style:graphic-properties draw:stroke="solid" draw:textarea-horizontal-align="justify" draw:textarea-vertical-align="middle" draw:auto-grow-height="false" fo:min-height="0.845cm" fo:min-width="3.382cm"/>
    </style:style>
    <style:style style:name="gr7" style:family="graphic" style:parent-style-name="standard">
      <style:graphic-properties draw:stroke="solid" draw:textarea-horizontal-align="justify" draw:textarea-vertical-align="middle" draw:auto-grow-height="false" fo:min-height="0.845cm" fo:min-width="3.504cm"/>
    </style:style>
    <style:style style:name="gr8" style:family="graphic" style:parent-style-name="objectwithoutfill">
      <style:graphic-properties draw:stroke="solid" svg:stroke-width="0.018cm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9" style:family="graphic" style:parent-style-name="standard">
      <style:graphic-properties draw:stroke="solid" svg:stroke-color="#000000" draw:fill="solid" draw:fill-color="#8e8e8e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color="#000000" draw:textarea-horizontal-align="justify" draw:textarea-vertical-align="middle" draw:auto-grow-height="false" fo:min-height="0.65cm" fo:min-width="1.975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8e8e8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home<text:span text:style-name="T1">runner</text:span><text:span text:style-name="T2"> - Sketchbook</text:span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anuel Schoch</text:p>
            <text:p>post@mschoch.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e have 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ensor data</text:p>
              </text:list-item>
            </text:list>
            <text:list text:style-name="L1">
              <text:list-item>
                <text:list>
                  <text:list-item>
                    <text:p>Environmential: temperature, humidity, light, loudness, CO2</text:p>
                  </text:list-item>
                  <text:list-item>
                    <text:p>Awareness: movement, coming home, leaving office</text:p>
                  </text:list-item>
                </text:list>
              </text:list-item>
            </text:list>
            <text:p>Controllers</text:p>
            <text:list text:continue-numbering="true" text:style-name="L1">
              <text:list-item>
                <text:list>
                  <text:list-item>
                    <text:p>On/off, dim, selection</text:p>
                  </text:list-item>
                </text:list>
              </text:list-item>
            </text:list>
            <text:p>Actor status</text:p>
            <text:list text:continue-numbering="true" text:style-name="L1">
              <text:list-item>
                <text:list>
                  <text:list-item>
                    <text:p>On/off, cool/heat/fan, volume</text:p>
                  </text:list-item>
                </text:list>
              </text:list-item>
            </text:list>
            <text:p>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ganization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Entities …</text:p>
            <text:list text:style-name="L1">
              <text:list-item>
                <text:list>
                  <text:list-item>
                    <text:p>are organized in Groups</text:p>
                  </text:list-item>
                  <text:list-item>
                    <text:p>can be part of multiple Groups</text:p>
                  </text:list-item>
                  <text:list-item>
                    <text:p>in one group can directly interact with each other</text:p>
                  </text:list-item>
                  <text:list-item>
                    <text:p>in different groups can interact based on a rule engine</text:p>
                  </text:list-item>
                </text:list>
              </text:list-item>
            </text:list>
            <text:p/>
            <text:p><text:span text:style-name="T1">A lamp might directly react on change of a light switch stat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t works ...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list>
                  <text:list-item>
                    <text:p>Groups are VNL domains</text:p>
                  </text:list-item>
                  <text:list-item>
                    <text:p>The rule engine acts as event aggregator and connects groups</text:p>
                    <text:p/>
                  </text:list-item>
                </text:list>
              </text:list-item>
            </text:list>
            <text:p><text:span text:style-name="T1">The users Smartphone only gets specific events forward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pen quest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1">
              <text:list-item>
                <text:list>
                  <text:list-item>
                    <text:p>How to break down primitive actions from complex actions?</text:p>
                    <text:list>
                      <text:list-item>
                        <text:p>Complex: Switch on lamp</text:p>
                      </text:list-item>
                      <text:list-item>
                        <text:p>Means:</text:p>
                        <text:list>
                          <text:list-item>
                            <text:p>Dim bulb 1 from 0 – 100%</text:p>
                          </text:list-item>
                          <text:list-item>
                            <text:p>After 0.5s dim bulb 2 from 0 – 100%</text:p>
                          </text:list-item>
                          <text:list-item>
                            <text:p>After 1s dim bulb 3 from 0 – 100%</text:p>
                          </text:list-item>
                        </text:list>
                      </text:list-item>
                      <text:list-item>
                        <text:p>Approach:</text:p>
                        <text:list>
                          <text:list-item>
                            <text:p>Each actor has it’s own rule engine which tells how to react on which event from which source</text:p>
                          </text:list-item>
                        </text:list>
                      </text:list-item>
                    </text:list>
                  </text:list-item>
                  <text:list-item>
                    <text:p>Voice commands with Jas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Jasper</text:p>
              </text:list-item>
            </text:list>
            <text:list text:style-name="L1">
              <text:list-item>
                <text:list>
                  <text:list-item>
                    <text:p><text:a xlink:href="https://jasperproject.github.io/" xlink:type="simple">https://jasperproject.github.io</text:a></text:p>
                  </text:list-item>
                </text:list>
              </text:list-item>
            </text:list>
            <text:p>Bluetooth LE sniffing</text:p>
            <text:list text:continue-numbering="true" text:style-name="L1">
              <text:list-item>
                <text:list>
                  <text:list-item>
                    <text:p>https://learn.adafruit.com/reverse-engineering-a-bluetooth-low-energy-light-bul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c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clipse on HIDPI screens</text:p>
                <text:list>
                  <text:list-item>
                    <text:p>Add a line “-Dswt.autoScale=180” at the end of $ECLIPSE_HOME/eclipse.i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peetch to text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Jasper – voice control system (requires STT engine)</text:p>
                        <text:list>
                          <text:list-item>
                            <text:p>https://jasperproject.github.io</text:p>
                          </text:list-item>
                        </text:list>
                      </text:list-item>
                      <text:list-item>
                        <text:p>VoxForge – Porject to create OpenSource acoustic models</text:p>
                        <text:list>
                          <text:list-item>
                            <text:p>Models for Julius and Sphinx</text:p>
                          </text:list-item>
                          <text:list-item>
                            <text:p>http://www.voxforge.org/home/downloads</text:p>
                          </text:list-item>
                        </text:list>
                      </text:list-item>
                      <text:list-item>
                        <text:p>Sphinx – OpenSource STT engine by CMU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http://cmusphinx.sourceforge.ne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Julius – OpenSource STT egnine by Japanese LVCSR</text:p>
                        <text:list>
                          <text:list-item>
                            <text:p>English support seems to be limited (?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 (2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Bluetooth LE sniffing</text:p>
            <text:list text:style-name="L1">
              <text:list-item>
                <text:list>
                  <text:list-item>
                    <text:list>
                      <text:list-item>
                        <text:p>Reverse engeneering BTLE protocol with Adafruit Sniffer</text:p>
                        <text:list>
                          <text:list-item>
                            <text:p>https://learn.adafruit.com/reverse-engineering-a-bluetooth-low-energy-light-bulb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agicBlue BLE Light Bulb Control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a xlink:href="https://github.com/Betree/magicblue" xlink:type="simple">https://github.com/Betree/magicblue</text:a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ESP8266 Wifi module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WEMOS D1 mini</text:p>
                        <text:list>
                          <text:list-item>
                            <text:p><text:a xlink:href="https://www.wemos.cc/product/d1-mini.html" xlink:type="simple">https://www.wemos.cc/product/d1-mini.html</text:a></text:p>
                          </text:list-item>
                        </text:list>
                      </text:list-item>
                      <text:list-item>
                        <text:p>Adafruit HUZZAH</text:p>
                        <text:list>
                          <text:list-item>
                            <text:p>https://www.adafruit.com/products/2471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 (3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P-Link Wifi protocol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a xlink:href="https://georgovassilis.blogspot.com/2016/05/controlling-tp-link-hs100-wi-fi-smart.html" xlink:type="simple">https://georgovassilis.blogspot.com/2016/05/controlling-tp-link-hs100-wi-fi-smart.html</text:a></text:p>
                      </text:list-item>
                    </text:list>
                  </text:list-item>
                </text:list>
              </text:list-item>
            </text:list>
            <text:p>Wireshark remote capturing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http://www.commandlinefu.com/commands/view/4373/analyze-traffic-remotely-over-ssh-w-wireshark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oughts</text:p>
          </draw:text-box>
        </draw:frame>
        <draw:frame presentation:style-name="pr7" draw:layer="layout" svg:width="25.5cm" svg:height="13cm" svg:x="1cm" svg:y="5.5cm" presentation:class="outline">
          <draw:text-box>
            <text:p>Drivers</text:p>
            <text:list text:style-name="L1">
              <text:list-item>
                <text:list>
                  <text:list-item>
                    <text:list>
                      <text:list-item>
                        <text:p>Drivers implement the primitives:</text:p>
                        <text:list>
                          <text:list-item>
                            <text:p>Examples:</text:p>
                            <text:list>
                              <text:list-item>
                                <text:p>Driver / RGB Bulb Driver / RGBW Bulb Driver</text:p>
                                <text:list>
                                  <text:list-item>
                                    <text:p>fadeTo(color)</text:p>
                                  </text:list-item>
                                  <text:list-item>
                                    <text:p>on(ison)</text:p>
                                  </text:list-item>
                                  <text:list-item>
                                    <text:p>..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Devices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>Implement primitives to access devices</text:p>
                      </text:list-item>
                      <text:list-item>
                        <text:p>Are used by drivers</text:p>
                        <text:p/>
                      </text:list-item>
                      <text:list-item>
                        <text:p>Hmm: wouldn’t it be better to have the Buld itself as Device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Device Driver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Might use a Connector to communicate with devices</text:p>
                      </text:list-item>
                      <text:list-item>
                        <text:p>One device driver can drive multiple devices</text:p>
                        <text:list>
                          <text:list-item>
                            <text:p>E. g. One instance of RGBLight driver might control multiple devices</text:p>
                          </text:list-item>
                        </text:list>
                      </text:list-item>
                      <text:list-item>
                        <text:p>There might be multiple instances of one device driver</text:p>
                        <text:list>
                          <text:list-item>
                            <text:p>E. g. A RGBLight driver on different Nodes</text:p>
                          </text:list-item>
                          <text:list-item>
                            <text:p>E. g. There are multiple RGBLights connected to one Node but using different Connectors or controlling a device directly</text:p>
                          </text:list-item>
                        </text:list>
                      </text:list-item>
                      <text:list-item>
                        <text:p>Device drivers are connector type specific</text:p>
                        <text:list>
                          <text:list-item>
                            <text:p>E. g. there is a MagicBlue BTLE LED bulb driver which connect through a BTLE Connector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aggregation - Thought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Reachability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1">Xs Android is reachable</text:span> / <text:span text:style-name="T1">is unreachable</text:span></text:p>
                      </text:list-item>
                      <text:list-item>
                        <text:p>Xs Android was unreachable <text:span text:style-name="T1">5 minutes</text:span> ago and is not reachable since then → <text:span text:style-name="T1">X left the house</text:span></text:p>
                      </text:list-item>
                      <text:list-item>
                        <text:p><text:span text:style-name="T1">X left the house</text:span><text:span text:style-name="T2"> → </text:span><text:span text:style-name="T1">Switch off AC</text:span><text:span text:style-name="T2"> + </text:span><text:span text:style-name="T1">Turn off music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Geo fencing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2">X is closer than 1 mile → X is coming closer</text:span></text:p>
                      </text:list-item>
                      <text:list-item>
                        <text:p text:style-name="P3"><text:span text:style-name="T2">X is coming closer and it’s after 5pm → X is coming home</text:span></text:p>
                      </text:list-item>
                      <text:list-item>
                        <text:p text:style-name="P3"><text:span text:style-name="T2">X is coming home and temperature in apartment is &gt; 78F → switch AC on and set temperature to 78F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Switches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2">Bedroom light switch state has changed</text:span></text:p>
                      </text:list-item>
                      <text:list-item>
                        <text:p text:style-name="P3"><text:span text:style-name="T2">Bedroom light state is off</text:span></text:p>
                      </text:list-item>
                      <text:list-item>
                        <text:p text:style-name="P3"><text:span text:style-name="T2">→ </text:span><text:span text:style-name="T2">switch bedroom lights on</text:span></text:p>
                      </text:list-item>
                      <text:list-item>
                        <text:p text:style-name="P3"><text:span text:style-name="T2">→ </text:span><text:span text:style-name="T2">dimm bedroom lights to 100% within 1s</text:span></text:p>
                      </text:list-item>
                      <text:list-item>
                        <text:p text:style-name="P3"><text:span text:style-name="T2">→ </text:span><text:span text:style-name="T2">set bedroom lights brightness to 10%</text:span></text:p>
                      </text:list-item>
                      <text:list-item>
                        <text:p text:style-name="P3"><text:span text:style-name="T2">100ms elapsed → set bedroom light brightness to 20%</text:span></text:p>
                      </text:list-item>
                      <text:list-item>
                        <text:p text:style-name="P3"><text:span text:style-name="T2">..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/>
          </draw:text-box>
        </draw:frame>
        <draw:custom-shape draw:style-name="gr2" draw:text-style-name="P4" draw:layer="layout" svg:width="14.851cm" svg:height="2.573cm" svg:x="1.341cm" svg:y="15.9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08cm" svg:height="1.993cm" svg:x="16.882cm" svg:y="14.075cm">
          <text:p text:style-name="P4"><text:span text:style-name="T3">Low level operation,</text:span></text:p>
          <text:p text:style-name="P4"><text:span text:style-name="T3">implemented by</text:span></text:p>
          <text:p text:style-name="P4"><text:span text:style-name="T3">device driver ...</text:span></text:p>
          <draw:enhanced-geometry svg:viewBox="0 0 21600 21600" draw:text-areas="800 800 20800 20800" draw:type="round-rectangular-callout" draw:modifiers="-3154.33969691006 33071.6148445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vent aggregation – Approa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tate machine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Understand events</text:p>
                          </text:list-item>
                          <text:list-item>
                            <text:p>Store a context with event data with time stamp</text:p>
                          </text:list-item>
                          <text:list-item>
                            <text:p>State is just a name within the context</text:p>
                          </text:list-item>
                          <text:list-item>
                            <text:p>Have a inherent understanding of time</text:p>
                          </text:list-item>
                          <text:list-item>
                            <text:p>Transitions are defined based on logical combination of date in the context</text:p>
                          </text:list-item>
                          <text:list-item>
                            <text:p>Emit events</text:p>
                          </text:list-item>
                          <text:list-item>
                            <text:p>There might be multiple instances of one state machine with different parameters</text:p>
                          </text:list-item>
                          <text:list-item>
                            <text:p>Example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xml:id="id1" draw:id="id1" draw:layer="layout" svg:width="5.309cm" svg:height="1.834cm" svg:x="5.731cm" svg:y="15.734cm">
          <text:p text:style-name="P4"><text:span text:style-name="T4">{X} 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516cm" svg:height="1.147cm" svg:x="1.164cm" svg:y="14.304cm">
          <text:p text:style-name="P4"><text:span text:style-name="T4">X at 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881cm" svg:height="1.094cm" svg:x="1cm" svg:y="15.451cm">
          <text:p text:style-name="P4"><text:span text:style-name="T5">Device {Y}</text:span></text:p>
          <text:p text:style-name="P4"><text:span text:style-name="T5">reachab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4.003cm" svg:height="1.094cm" svg:x="1cm" svg:y="16.757cm">
          <text:p text:style-name="P4"><text:span text:style-name="T5">Device {Y}</text:span></text:p>
          <text:p text:style-name="P4"><text:span text:style-name="T5">unreachabl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6" xml:id="id2" draw:id="id2" draw:layer="layout" svg:width="5.309cm" svg:height="1.834cm" svg:x="12.715cm" svg:y="15.594cm">
          <text:p text:style-name="P4"><text:span text:style-name="T4">{X} Home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3" draw:id="id3" draw:layer="layout" svg:width="5.309cm" svg:height="1.834cm" svg:x="19.382cm" svg:y="15.471cm">
          <text:p text:style-name="P4"><text:span text:style-name="T4">{X} A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curve" draw:line-skew="-0.534cm" svg:x1="10.263cm" svg:y1="17.3cm" svg:x2="13.492cm" svg:y2="17.16cm" draw:start-shape="id1" draw:start-glue-point="9" draw:end-shape="id2" draw:end-glue-point="7" svg:d="M10263 17300c0 354 3229 424 3229-140" svg:viewBox="0 0 3230 416">
          <text:p/>
        </draw:connector>
        <draw:connector draw:style-name="gr8" draw:text-style-name="P8" draw:layer="layout" draw:type="curve" draw:line-skew="-0.328cm" svg:x1="17.247cm" svg:y1="17.16cm" svg:x2="20.159cm" svg:y2="17.037cm" draw:start-shape="id2" draw:start-glue-point="9" draw:end-shape="id3" draw:end-glue-point="7" svg:d="M17247 17160c0 663 2912 724 2912-123" svg:viewBox="0 0 2913 629">
          <text:p/>
        </draw:connector>
        <draw:connector draw:style-name="gr8" draw:text-style-name="P8" draw:layer="layout" draw:type="curve" svg:x1="13.492cm" svg:y1="15.862cm" svg:x2="10.263cm" svg:y2="16.002cm" draw:start-shape="id2" draw:start-glue-point="5" draw:end-shape="id1" draw:end-glue-point="11" svg:d="M13492 15862c0-1153-3229-1223-3229 140" svg:viewBox="0 0 3230 1015">
          <text:p/>
        </draw:connector>
        <draw:connector draw:style-name="gr8" draw:text-style-name="P8" draw:layer="layout" draw:type="curve" draw:line-skew="-0.587cm" svg:x1="20.159cm" svg:y1="15.739cm" svg:x2="10.263cm" svg:y2="16.002cm" draw:start-shape="id3" draw:start-glue-point="5" draw:end-shape="id1" draw:end-glue-point="11" svg:d="M20159 15739c0-2034-9896-2165-9896 263" svg:viewBox="0 0 9897 1806">
          <text:p/>
        </draw:connector>
        <draw:custom-shape draw:style-name="gr9" draw:text-style-name="P9" draw:layer="layout" svg:width="0.532cm" svg:height="0.43cm" svg:x="17.286cm" svg:y="15.828cm">
          <text:p/>
          <draw:enhanced-geometry svg:viewBox="0 0 21600 21600" draw:glue-points="10800 0 10800 10800 10800 21600" draw:text-areas="5400 5400 16200 16200" draw:type="flowchart-collate" draw:enhanced-path="M 0 0 L 21600 21600 0 21600 21600 0 0 0 Z N"/>
        </draw:custom-shape>
        <draw:connector draw:style-name="gr8" draw:text-style-name="P8" draw:layer="layout" draw:type="curve" svg:x1="8.386cm" svg:y1="15.734cm" svg:x2="10.263cm" svg:y2="16.002cm" draw:start-shape="id1" draw:start-glue-point="4" draw:end-shape="id1" draw:end-glue-point="11" svg:d="M8386 15734c0-751 1877-885 1877 268" svg:viewBox="0 0 1878 850">
          <text:p/>
        </draw:connector>
        <draw:connector draw:style-name="gr8" draw:text-style-name="P8" draw:layer="layout" draw:type="curve" svg:x1="22.037cm" svg:y1="15.471cm" svg:x2="20.159cm" svg:y2="15.739cm" draw:start-shape="id3" draw:start-glue-point="4" draw:end-shape="id3" draw:end-glue-point="5" svg:d="M22037 15471c0-751-1878-885-1878 268" svg:viewBox="0 0 1879 850">
          <text:p/>
        </draw:connector>
        <draw:custom-shape draw:style-name="gr10" draw:text-style-name="P7" draw:layer="layout" svg:width="2.474cm" svg:height="0.899cm" svg:x="25.094cm" svg:y="15.364cm">
          <text:p text:style-name="P4"><text:span text:style-name="T5">{X} Away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2.474cm" svg:height="0.899cm" svg:x="25.117cm" svg:y="16.706cm">
          <text:p text:style-name="P4"><text:span text:style-name="T5">{X} Hom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Connectors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Have a technology specific generic interface</text:p>
                      </text:list-item>
                      <text:list-item>
                        <text:p>E. g. there is a BluezBTLEConnector implementing the BTLEConnector in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3" svg:font-family="'Source Sans Pro Light'" style:font-adornments="Regular" style:font-family-generic="swiss"/>
    <style:font-face style:name="DejaVu Sans2" svg:font-family="'DejaVu Sans'" style:font-adornments="Bold" style:font-pitch="variable"/>
    <style:font-face style:name="DejaVu Sans Condensed1" svg:font-family="'DejaVu Sans Condensed'" style:font-pitch="variable"/>
    <style:font-face style:name="DejaVu Sans Condensed3" svg:font-family="'DejaVu Sans Condensed'" style:font-adornments="Condensed 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 Bold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4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3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ld" style:font-pitch="variable" fo:font-size="18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03cm" draw:shadow-offset-y="0.203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4pt" fo:font-weight="normal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 style:writing-mode="lr-tb"/>
      <style:text-properties fo:font-variant="normal" fo:text-transform="none" fo:color="#1c1c1c" style:text-outline="false" style:text-line-through-style="none" style:text-line-through-type="none" style:font-name="Source Sans Pro Light3" fo:font-family="'Source Sans Pro Light'" style:font-style-name="Regular" style:font-family-generic="swiss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 Condensed1" fo:font-family="'DejaVu Sans Condensed'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5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 Condensed3" fo:font-family="'DejaVu Sans Condensed'" style:font-style-name="Condensed Bold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27.5cm"/>
    </style:style>
    <style:style style:name="Mpr2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3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1-backgroundobjects">
      <style:graphic-properties draw:stroke="none" draw:fill="none" draw:auto-grow-height="false" fo:min-height="1.501cm"/>
    </style:style>
    <style:style style:name="Mpr10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  <style:text-properties style:font-size-complex="14pt"/>
    </style:style>
    <style:style style:name="MP11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2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9cm" svg:height="1.5cm" svg:x="3cm" svg:y="19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5" draw:layer="backgroundobjects" svg:width="1.5cm" svg:height="1.5cm" svg:x="0.5cm" svg:y="19cm" presentation:class="page-number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7" draw:text-style-name="MP7" draw:layer="backgroundobjects" svg:width="6.5cm" svg:height="1.5cm" svg:x="21cm" svg:y="19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9" draw:text-style-name="MP11" draw:layer="backgroundobjects" svg:width="1.5cm" svg:height="1.5cm" svg:x="0.5cm" svg:y="19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6:42:29.906493736</meta:creation-date>
    <meta:editing-duration>P2DT8H22M59S</meta:editing-duration>
    <meta:editing-cycles>33</meta:editing-cycles>
    <meta:generator>LibreOffice/5.2.3.3$Linux_X86_64 LibreOffice_project/20m0$Build-3</meta:generator>
    <dc:date>2017-01-02T14:02:41.471476453</dc:date>
    <meta:document-statistic meta:object-count="111"/>
    <meta:template xlink:type="simple" xlink:actuate="onRequest" xlink:title="Alizarin" xlink:href="../../../../../../../../usr/lib/libreoffice/share/template/common/presnt/Alizarin.otp" meta:date="2016-10-16T16:42:29.8164186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